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2">
      <style:paragraph-properties fo:break-before="pag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llistic Computer Project</text:h>
      <text:p text:style-name="Text_20_body"/>
      <text:h text:style-name="P2" text:outline-level="2">Introduction</text:h>
      <text:p text:style-name="P1">The ultimate goal of this project is to develop a fully functional ballistic computer. <text:s/>In its finished form, the user will be able to enter external data like bullet weight, ballistic coefficient, range, muzzle velocity, zero range and the distance between centres of the scope and barrel bore and will in return get a firing solution in terms of holdover.</text:p>
      <text:p text:style-name="P1">The unit itself will store rifle characteristics to speed up the process of generating a solution. <text:s/>It will measure <text:s/>temperature, humidity, and barometric pressure and feed those values into the calculations. <text:s/>The result is displayed on a TFT screen.</text:p>
      <text:p text:style-name="P1">The project is to be implemented in a number of phases. <text:s/>Each phase adds sophistication and capability to the project.</text:p>
      <text:p text:style-name="P1">Phase 1 will simply display temperature, humidity and barometric pressure and display it on the backlit LCD <text:s/>screen.</text:p>
      <text:p text:style-name="P1"/>
      <text:h text:style-name="P2" text:outline-level="2"><text:s/>Phase 1</text:h>
      <text:p text:style-name="P1">This first phase involves hardware build. <text:s/>The first processor will be a Nano clone and will drive a Nokia 5110 LCD display. <text:s/>Barometric pressure is measured by <text:s/>BMP180 sensor with Temperature and Humidity being measured by a DHT11 device. <text:s/>The enclosure is a custom design</text:p>
      <text:p text:style-name="P1"/>
      <text:p text:style-name="P1"><draw:frame draw:style-name="fr1" draw:name="graphics1" text:anchor-type="as-char" svg:width="15.79cm" svg:height="12.051cm" draw:z-index="0"><draw:image xlink:href="http://2.bp.blogspot.com/-_M5HsO7r1dM/UGqw8xi2zUI/AAAAAAAAR5c/O-Q5qzO1mJQ/s1600/arduino+pinout.png" xlink:type="simple" xlink:show="embed" xlink:actuate="onLoad"/></draw:frame> </text:p>
      <text:p text:style-name="P1"/>
      <text:h text:style-name="Heading_20_3" text:outline-level="3">Nano pinouts</text:h>
      <text:p text:style-name="P1">The Nokia 5110 uses a SPI bus interface</text:p>
      <text:p text:style-name="P1">8<text:tab/>LED<text:tab/><text:tab/>→<text:tab/>+3.3V</text:p>
      <text:p text:style-name="P1">7<text:tab/>SCLK<text:tab/><text:tab/>→<text:tab/>D13</text:p>
      <text:p text:style-name="P1">6<text:tab/>DN(MOSI)<text:tab/>→<text:tab/>D11</text:p>
      <text:p text:style-name="P1">5<text:tab/>D/C<text:tab/><text:tab/>→<text:tab/>D9</text:p>
      <text:p text:style-name="P1">4<text:tab/>RST<text:tab/><text:tab/>→<text:tab/>D8</text:p>
      <text:p text:style-name="P1">3<text:tab/>SCE<text:tab/><text:tab/>→<text:tab/>D10</text:p>
      <text:p text:style-name="P1">2<text:tab/>GND <text:tab/><text:tab/>→<text:tab/>GDN<text:tab/></text:p>
      <text:p text:style-name="P1">1<text:tab/>VCC<text:tab/><text:tab/>→<text:tab/>+5V</text:p>
      <text:p text:style-name="P1"/>
      <text:p text:style-name="P1"/>
      <text:h text:style-name="Heading_20_3" text:outline-level="3"><text:soft-page-break/>I2C Bus Pinouts</text:h>
      <text:p text:style-name="Text_20_body">The Nano uses the following I2C pins</text:p>
      <text:p text:style-name="Text_20_body">SDA<text:tab/>→<text:tab/><text:tab/>A4</text:p>
      <text:p text:style-name="Text_20_body">SCL<text:tab/>→<text:tab/><text:tab/>A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Lucida San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Lucida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un Stewart</meta:initial-creator>
    <meta:creation-date>2017-04-02T10:58:49.46</meta:creation-date>
    <dc:date>2017-04-02T16:43:29.09</dc:date>
    <dc:creator>Shaun Stewart</dc:creator>
    <meta:editing-duration>PT4H58M57S</meta:editing-duration>
    <meta:editing-cycles>2</meta:editing-cycles>
    <meta:generator>OpenOffice/4.1.3$Win32 OpenOffice.org_project/413m1$Build-9783</meta:generator>
    <meta:document-statistic meta:table-count="0" meta:image-count="1" meta:object-count="0" meta:page-count="4" meta:paragraph-count="23" meta:word-count="246" meta:character-count="1385"/>
  </office:meta>
</office:document-meta>
</file>